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43a40" style:font-name="apple-system" fo:font-size="11.25pt" fo:letter-spacing="normal" fo:font-style="normal" fo:font-weight="normal" officeooo:rsid="001bea27" officeooo:paragraph-rsid="001bea27"/>
    </style:style>
    <style:style style:name="T1" style:family="text">
      <style:text-properties officeooo:rsid="001bea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-11-17</text:p>
      <text:p text:style-name="P1">No final do dia deverá existir um documento com pelo menos:</text:p>
      <text:p text:style-name="P1">- Glossário</text:p>
      <text:p text:style-name="P1">- Diagrama de casos de uso</text:p>
      <text:p text:style-name="P1">- Casos de uso descritos (formato breve, mas se possível formato completo) e SSD</text:p>
      <text:p text:style-name="P1">UC1 - Registar organização</text:p>
      <text:p text:style-name="P1">UC2 - Definir área de atividade</text:p>
      <text:p text:style-name="P1">UC3 - Definir categoria de tarefa</text:p>
      <text:p text:style-name="P1">UC4 - Especificar competência técnica</text:p>
      <text:p text:style-name="P1">UC5 - Especificar colaborador</text:p>
      <text:p text:style-name="P1">UC6 - Especificar tarefa</text:p>
      <text:p text:style-name="P2">UC7 – Gestor – publicar tarefas</text:p>
      <text:p text:style-name="P2">UC8 – Freelancer – Efetuar candidatura</text:p>
      <text:p text:style-name="P2">UC9 – Gestor – Adjudicar tarefa</text:p>
      <text:p text:style-name="P2">UC10 – Colaborador – Registar fim tarefa</text:p>
      <text:p text:style-name="P1">UC<text:span text:style-name="T1">11 – Colaborador – alterar tarefa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5:05:21.096282652</meta:creation-date>
    <dc:date>2020-11-19T16:08:41.148920527</dc:date>
    <meta:editing-duration>PT2M59S</meta:editing-duration>
    <meta:editing-cycles>1</meta:editing-cycles>
    <meta:document-statistic meta:table-count="0" meta:image-count="0" meta:object-count="0" meta:page-count="1" meta:paragraph-count="16" meta:word-count="84" meta:character-count="541" meta:non-whitespace-character-count="463"/>
    <meta:generator>LibreOffice/6.1.5.2$Linux_X86_64 LibreOffice_project/10$Build-2</meta:generator>
  </office:meta>
</office:document-meta>
</file>